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 style:list-style-name="L1">
      <style:text-properties fo:color="#0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'll be working on my thesis through next May. I'd like to be done with the work by the end of March, at the latest. </text:p>
      <text:p text:style-name="P1">Timeline:</text:p>
      <text:list xml:id="list18307087001" text:style-name="L1">
        <text:list-item>
          <text:p text:style-name="P2">NOW/FIRST: Start filling in the map for the various areas we went:</text:p>
          <text:list>
            <text:list-item>
              <text:p text:style-name="P2">Little Dariv Mountain</text:p>
            </text:list-item>
            <text:list-item>
              <text:p text:style-name="P2">South Dariv</text:p>
            </text:list-item>
            <text:list-item>
              <text:p text:style-name="P2">East Shargyn Fault</text:p>
            </text:list-item>
            <text:list-item>
              <text:p text:style-name="P2">South Khantaishir A, B</text:p>
            </text:list-item>
            <text:list-item>
              <text:p text:style-name="P2">West of Haliun</text:p>
            </text:list-item>
            <text:list-item>
              <text:p text:style-name="P2">Near Togrog (transtensional basin)</text:p>
            </text:list-item>
            <text:list-item>
              <text:p text:style-name="P2">Bugat</text:p>
            </text:list-item>
            <text:list-item>
              <text:p text:style-name="P2">SW Corner of Shargyn basin</text:p>
            </text:list-item>
          </text:list>
        </text:list-item>
        <text:list-item>
          <text:p text:style-name="P2">Complete the mapping by mid November. </text:p>
        </text:list-item>
        <text:list-item>
          <text:p text:style-name="P2">Draw cross-sections through the interesting areas.</text:p>
          <text:list>
            <text:list-item>
              <text:p text:style-name="P2">Look at elevation profiles – maybe these will provide hints to (smaller?) faults that we didn't identify in the field</text:p>
            </text:list-item>
          </text:list>
        </text:list-item>
        <text:list-item>
          <text:p text:style-name="P2">Complete cross-section by mid December.</text:p>
        </text:list-item>
        <text:list-item>
          <text:p text:style-name="P2">Decide what else is interesting and worth doing:</text:p>
          <text:list>
            <text:list-item>
              <text:p text:style-name="P2">Oriented samples</text:p>
            </text:list-item>
            <text:list-item>
              <text:p text:style-name="P2">Other samples</text:p>
            </text:list-item>
            <text:list-item>
              <text:p text:style-name="P2">Some DEM/Landsat image processing to determine various geomorphological features about the faults?</text:p>
            </text:list-item>
            <text:list-item>
              <text:p text:style-name="P2">I wonder if there's anyway to do some basin modelling based on DEM data and the idea that there was a long-lived peneplain in the area until renewed uplift in the last x million years.</text:p>
            </text:list-item>
          </text:list>
        </text:list-item>
        <text:list-item>
          <text:p text:style-name="P2">Begin writing in the Spring. Have a complete draft finished by mid-late Apri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bent </meta:initial-creator>
    <meta:creation-date>2012-02-15T19:49:18</meta:creation-date>
    <dc:date>2012-09-25T12:03:34</dc:date>
    <dc:creator>Ben </dc:creator>
    <meta:editing-duration>PT3H58M47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1" meta:paragraph-count="21" meta:word-count="191" meta:character-count="1043" meta:non-whitespace-character-count="890"/>
  </office:meta>
</office:document-meta>
</file>